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b9a" officeooo:paragraph-rsid="00105b9a"/>
    </style:style>
    <style:style style:name="P2" style:family="paragraph" style:parent-style-name="Standard">
      <style:text-properties officeooo:rsid="0010b188" officeooo:paragraph-rsid="0010b188"/>
    </style:style>
    <style:style style:name="P3" style:family="paragraph" style:parent-style-name="Standard">
      <style:text-properties officeooo:rsid="00122fe8" officeooo:paragraph-rsid="00122fe8"/>
    </style:style>
    <style:style style:name="P4" style:family="paragraph" style:parent-style-name="Standard">
      <style:text-properties officeooo:rsid="0013d7e2" officeooo:paragraph-rsid="0013d7e2"/>
    </style:style>
    <style:style style:name="P5" style:family="paragraph" style:parent-style-name="Standard">
      <style:text-properties style:font-name="Liberation Mono" officeooo:rsid="00122fe8" officeooo:paragraph-rsid="00122fe8"/>
    </style:style>
    <style:style style:name="P6" style:family="paragraph" style:parent-style-name="Standard">
      <style:text-properties style:font-name="Liberation Mono" officeooo:rsid="0010b188" officeooo:paragraph-rsid="0010b188"/>
    </style:style>
    <style:style style:name="P7" style:family="paragraph" style:parent-style-name="Standard">
      <style:text-properties style:font-name="Liberation Mono"/>
    </style:style>
    <style:style style:name="P8" style:family="paragraph" style:parent-style-name="Standard">
      <style:text-properties style:font-name="Liberation Mono" officeooo:rsid="00105b9a" officeooo:paragraph-rsid="00105b9a"/>
    </style:style>
    <style:style style:name="T1" style:family="text">
      <style:text-properties style:text-position="super 58%"/>
    </style:style>
    <style:style style:name="T2" style:family="text">
      <style:text-properties officeooo:rsid="001487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irst Time</text:h>
      <text:p text:style-name="P4">From shell window:</text:p>
      <text:p text:style-name="P1">Many lines:</text:p>
      <text:p text:style-name="P8">XXX: resource creation failed</text:p>
      <text:p text:style-name="P8">Unsupported modifier, resource creation failed.</text:p>
      <text:p text:style-name="P8">XXX: resource creation failed</text:p>
      <text:p text:style-name="P8">Unsupported modifier, resource creation failed.</text:p>
      <text:p text:style-name="P8">XXX: resource creation failed</text:p>
      <text:p text:style-name="P8">etc.</text:p>
      <text:p text:style-name="P1"/>
      <text:p text:style-name="P1"/>
      <text:p text:style-name="P1">Many lines:</text:p>
      <text:p text:style-name="P7">(Eclipse:186451): Gtk-CRITICAL **: 17:46:56.104: gtk_box_gadget_distribute: assertion 'size &gt;= 0' failed in GtkScrollbar</text:p>
      <text:p text:style-name="P7"/>
      <text:p text:style-name="P7">(Eclipse:186451): Gtk-CRITICAL **: 17:46:56.157: gtk_box_gadget_distribute: assertion 'size &gt;= 0' failed in GtkScrollbar</text:p>
      <text:p text:style-name="P7"/>
      <text:p text:style-name="P7">(Eclipse:186451): Gtk-CRITICAL **: 17:46:56.158: gtk_box_gadget_distribute: assertion 'size &gt;= 0' failed in GtkScrollbar</text:p>
      <text:p text:style-name="P8">etc</text:p>
      <text:p text:style-name="P7"/>
      <text:p text:style-name="P7">#</text:p>
      <text:p text:style-name="P7"># A fatal error has been detected by the Java Runtime Environment:</text:p>
      <text:p text:style-name="P7">#</text:p>
      <text:p text:style-name="P7"># <text:s/>SIGSEGV (0xb) at pc=0x00007fcdda2ea3c4, pid=186451, tid=186454</text:p>
      <text:p text:style-name="P7">#</text:p>
      <text:p text:style-name="P7"># JRE version: OpenJDK Runtime Environment Temurin-17.0.6+10 (17.0.6+10) (build 17.0.6+10)</text:p>
      <text:p text:style-name="P7"># Java VM: OpenJDK 64-Bit Server VM Temurin-17.0.6+10 (17.0.6+10, mixed mode, tiered, compressed oops, compressed class ptrs, g1 gc, linux-amd64)</text:p>
      <text:p text:style-name="P7"># Problematic frame:</text:p>
      <text:p text:style-name="P7"># C <text:s/>[libcairo.so.2+0x643c4] <text:s/>cairo_region_num_rectangles+0x4</text:p>
      <text:p text:style-name="P7">#</text:p>
      <text:p text:style-name="P7"># No core dump will be written. Core dumps have been disabled. To enable core dumping, try "ulimit -c unlimited" before starting Java again</text:p>
      <text:p text:style-name="P7">#</text:p>
      <text:p text:style-name="P7"># An error report file with more information is saved as:</text:p>
      <text:p text:style-name="P7"># /home/fredagarb/tools/eclipse_2022/eclipse/hs_err_pid186451.log</text:p>
      <text:p text:style-name="P7">#</text:p>
      <text:p text:style-name="P7"># If you would like to submit a bug report, please visit:</text:p>
      <text:p text:style-name="P7"># <text:s text:c="2"/>https://github.com/adoptium/adoptium-support/issues</text:p>
      <text:p text:style-name="P7"># The crash happened outside the Java Virtual Machine in native code.</text:p>
      <text:p text:style-name="P7"># See problematic frame for where to report the bug.</text:p>
      <text:p text:style-name="P7">#</text:p>
      <text:p text:style-name="Standard"><text:soft-page-break/></text:p>
      <text:h text:style-name="Heading_20_2" text:outline-level="2">Second time</text:h>
      <text:p text:style-name="P6">09:26:40.034 [main] DEBUG org.eclipse.m2e.core.internal.project.registry.ProjectRegistryRefreshJob - Queued refresh request: [/.cargo/pom.xml, /Blimpopo/pom.xml, /Bountiful/pom.xml, /HardHatFe/pom.xml]</text:p>
      <text:p text:style-name="P6"/>
      <text:p text:style-name="P6">(Eclipse:197883): Gtk-CRITICAL **: 09:42:15.481: gtk_box_gadget_distribute: assertion 'size &gt;= 0' failed in GtkScrollbar</text:p>
      <text:p text:style-name="P6"/>
      <text:p text:style-name="P6">(Eclipse:197883): Gtk-CRITICAL **: 09:42:15.482: gtk_box_gadget_distribute: assertion 'size &gt;= 0' failed in GtkScrollbar</text:p>
      <text:p text:style-name="P6"/>
      <text:p text:style-name="P6">(Eclipse:197883): Gtk-CRITICAL **: 09:42:15.483: gtk_box_gadget_distribute: assertion 'size &gt;= 0' failed in GtkScrollbar</text:p>
      <text:p text:style-name="P6"/>
      <text:p text:style-name="P6">(Eclipse:197883): Gtk-CRITICAL **: 09:42:15.490: gtk_box_gadget_distribute: assertion 'size &gt;= 0' failed in GtkScrollbar</text:p>
      <text:p text:style-name="P6">#</text:p>
      <text:p text:style-name="P6"># A fatal error has been detected by the Java Runtime Environment:</text:p>
      <text:p text:style-name="P6">#</text:p>
      <text:p text:style-name="P6"># <text:s/>SIGSEGV (0xb) at pc=0x00007f01e32ba3c4, pid=197883, tid=197884</text:p>
      <text:p text:style-name="P6">#</text:p>
      <text:p text:style-name="P6"># JRE version: OpenJDK Runtime Environment Temurin-17.0.6+10 (17.0.6+10) (build 17.0.6+10)</text:p>
      <text:p text:style-name="P6"># Java VM: OpenJDK 64-Bit Server VM Temurin-17.0.6+10 (17.0.6+10, mixed mode, tiered, compressed oops, compressed class ptrs, g1 gc, linux-amd64)</text:p>
      <text:p text:style-name="P6"># Problematic frame:</text:p>
      <text:p text:style-name="P6"># C <text:s/>[libcairo.so.2+0x643c4] <text:s/>cairo_region_num_rectangles+0x4</text:p>
      <text:p text:style-name="P6">#</text:p>
      <text:p text:style-name="P6"># No core dump will be written. Core dumps have been disabled. To enable core dumping, try "ulimit -c unlimited" before starting Java again</text:p>
      <text:p text:style-name="P6">#</text:p>
      <text:p text:style-name="P6"># An error report file with more information is saved as:</text:p>
      <text:p text:style-name="P6"># /home/fredagarb/tools/eclipse_2022/eclipse/hs_err_pid197883.log</text:p>
      <text:p text:style-name="P6">#</text:p>
      <text:p text:style-name="P6"># If you would like to submit a bug report, please visit:</text:p>
      <text:p text:style-name="P6"># <text:s text:c="2"/>https://github.com/adoptium/adoptium-support/issues</text:p>
      <text:p text:style-name="P6"># The crash happened outside the Java Virtual Machine in native code.</text:p>
      <text:p text:style-name="P6"># See problematic frame for where to report the bug.</text:p>
      <text:p text:style-name="P6">#</text:p>
      <text:p text:style-name="P2"/>
      <text:h text:style-name="Heading_20_2" text:outline-level="2"><text:soft-page-break/>3<text:span text:style-name="T1">rd</text:span> Time</text:h>
      <text:p text:style-name="P3"/>
      <text:p text:style-name="P5">0:48:46.467 [main] DEBUG org.eclipse.m2e.core.internal.project.registry.ProjectRegistryRefreshJob - Queued refresh request: [/.cargo/pom.xml, /Blimpopo/pom.xml, /Bountiful/pom.xml, /HardHatFe/pom.xml]</text:p>
      <text:p text:style-name="P5">#</text:p>
      <text:p text:style-name="P5"># A fatal error has been detected by the Java Runtime Environment:</text:p>
      <text:p text:style-name="P5">#</text:p>
      <text:p text:style-name="P5"># <text:s/>SIGSEGV (0xb) at pc=0x00007fc75c9453c4, pid=203021, tid=203022</text:p>
      <text:p text:style-name="P5">#</text:p>
      <text:p text:style-name="P5"># JRE version: OpenJDK Runtime Environment Temurin-17.0.6+10 (17.0.6+10) (build 17.0.6+10)</text:p>
      <text:p text:style-name="P5"># Java VM: OpenJDK 64-Bit Server VM Temurin-17.0.6+10 (17.0.6+10, mixed mode, tiered, compressed oops, compressed class ptrs, g1 gc, linux-amd64)</text:p>
      <text:p text:style-name="P5"># Problematic frame:</text:p>
      <text:p text:style-name="P5"># C <text:s/>[libcairo.so.2+0x643c4] <text:s/>cairo_region_num_rectangles+0x4</text:p>
      <text:p text:style-name="P5">#</text:p>
      <text:p text:style-name="P5"># No core dump will be written. Core dumps have been disabled. To enable core dumping, try "ulimit -c unlimited" before starting Java again</text:p>
      <text:p text:style-name="P5">#</text:p>
      <text:p text:style-name="P5"># An error report file with more information is saved as:</text:p>
      <text:p text:style-name="P5"># /home/fredagarb/tools/eclipse_2022/eclipse/hs_err_pid203021.log</text:p>
      <text:p text:style-name="P5">#</text:p>
      <text:p text:style-name="P5"># If you would like to submit a bug report, please visit:</text:p>
      <text:p text:style-name="P5"># <text:s text:c="2"/>https://github.com/adoptium/adoptium-support/issues</text:p>
      <text:p text:style-name="P5"># The crash happened outside the Java Virtual Machine in native code.</text:p>
      <text:p text:style-name="P5"># See problematic frame for where to report the bug.</text:p>
      <text:p text:style-name="P5">#</text:p>
      <text:p text:style-name="P5">Uncaught exception received.</text:p>
      <text:p text:style-name="P5">Error: Connection is closed.</text:p>
      <text:p text:style-name="P5"><text:s text:c="4"/>at se (/home/fredagarb/.p2/pool/plugins/org.eclipse.wildwebdeveloper_1.0.1.202211171559/node_modules/eslint-server/out/eslintServer.js:1:56073)</text:p>
      <text:p text:style-name="P5"><text:s text:c="4"/>at Object.sendNotification (/home/fredagarb/.p2/pool/plugins/org.eclipse.wildwebdeveloper_1.0.1.202211171559/node_modules/eslint-server/out/eslintServer.js:1:56969)</text:p>
      <text:p text:style-name="P5"><text:s text:c="4"/>at _.send (/home/fredagarb/.p2/pool/plugins/org.eclipse.wildwebdeveloper_1.0.1.202211171559/node_modules/eslint-server/out/eslintServer.js:1:167323)</text:p>
      <text:p text:style-name="P5"><text:s text:c="4"/>at _.error (/home/fredagarb/.p2/pool/plugins/org.eclipse.wildwebdeveloper_1.0.1.202211171559/node_modules/eslint-server/out/eslintServer.js:1:167123)</text:p>
      <text:p text:style-name="P5"><text:s text:c="4"/>at /home/fredagarb/.p2/pool/plugins/org.eclipse.wildwebdeveloper_1.0.<text:soft-page-break/>1.202211171559/node_modules/eslint-server/out/eslintServer.js:1:57672</text:p>
      <text:p text:style-name="P5"><text:s text:c="4"/>at process.processTicksAndRejections (node:internal/process/task_queues:95:5)</text:p>
      <text:p text:style-name="P5">Uncaught exception received.</text:p>
      <text:p text:style-name="P5">Error: Connection is closed.</text:p>
      <text:p text:style-name="P5"><text:s text:c="4"/>at se (/home/fredagarb/.p2/pool/plugins/org.eclipse.wildwebdeveloper_1.0.1.202211171559/node_modules/eslint-server/out/eslintServer.js:1:56073)</text:p>
      <text:p text:style-name="P5"><text:s text:c="4"/>at Object.sendNotification (/home/fredagarb/.p2/pool/plugins/org.eclipse.wildwebdeveloper_1.0.1.202211171559/node_modules/eslint-server/out/eslintServer.js:1:56969)</text:p>
      <text:p text:style-name="P5"><text:s text:c="4"/>at Object.sendNotification (/home/fredagarb/.p2/pool/plugins/org.eclipse.wildwebdeveloper_1.0.1.202211171559/node_modules/eslint-server/out/eslintServer.js:1:175361)</text:p>
      <text:p text:style-name="P5"><text:s text:c="4"/>at process.exit (/home/fredagarb/.p2/pool/plugins/org.eclipse.wildwebdeveloper_1.0.1.202211171559/node_modules/eslint-server/out/eslintServer.js:1:207207)</text:p>
      <text:p text:style-name="P5"><text:s text:c="4"/>at Socket.&lt;anonymous&gt; (/home/fredagarb/.p2/pool/plugins/org.eclipse.wildwebdeveloper_1.0.1.202211171559/node_modules/eslint-server/out/eslintServer.js:1:193429)</text:p>
      <text:p text:style-name="P5"><text:s text:c="4"/>at Socket.emit (node:events:525:35)</text:p>
      <text:p text:style-name="P3"/>
      <text:p text:style-name="P4">Each time just pasting text into a window. First and second into WikiText panel, Third time into a plain text editor panel. <text:span text:style-name="T2">In all three cases libcairo.so caused the fatal erro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8:40:38.764673513</meta:creation-date>
    <dc:date>2023-02-07T12:57:13.718203081</dc:date>
    <meta:editing-duration>PT3H25M1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4" meta:paragraph-count="99" meta:word-count="633" meta:character-count="6320" meta:non-whitespace-character-count="5723"/>
  </office:meta>
</office:document-meta>
</file>